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0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fbe5d6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3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7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Diapositivo-de-Título" presentation:presentation-page-layout-name="Master1-PPL1" draw:id="Slide-256">
        <draw:custom-shape svg:x="1.3913in" svg:y="0.36232in" svg:width="11in" svg:height="0.62319in" draw:id="id63" draw:style-name="a388" draw:name="Retângulo 3">
          <svg:title/>
          <svg:desc/>
          <text:p text:style-name="a387" text:class-names="" text:cond-style-name=""><text:span text:style-name="a381" text:class-names="">ANTES : Login<text:s text:c="1"/></text:span><text:span text:style-name="a382" text:class-names="">sign</text:span><text:span text:style-name="a383" text:class-names=""><text:s text:c="1"/></text:span><text:span text:style-name="a384" text:class-names="">up</text:span><text:span text:style-name="a385" text:class-names=""><text:s text:c="1"/>(fixo)</text:span><text:span text:style-name="a3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913in" svg:y="1.69565in" svg:width="11in" svg:height="3in" draw:id="id64" draw:style-name="a396" draw:name="Retângulo 4">
          <svg:title/>
          <svg:desc/>
          <text:p text:style-name="a390" text:class-names="" text:cond-style-name=""><text:span text:style-name="a389" text:class-names="">Imagem</text:span></text:p>
          <text:p text:style-name="a392" text:class-names="" text:cond-style-name=""><text:span text:style-name="a391" text:class-names="">Nome do site</text:span></text:p>
          <text:p text:style-name="a395" text:class-names="" text:cond-style-name=""><text:span text:style-name="a393" text:class-names="">Barra de pesquisa</text:span><text:span text:style-name="a3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913in" svg:y="4.78261in" svg:width="5.5in" svg:height="2.57971in" draw:id="id65" draw:style-name="a402" draw:name="Retângulo 5">
          <svg:title/>
          <svg:desc/>
          <text:p text:style-name="a398" text:class-names="" text:cond-style-name=""><text:span text:style-name="a397" text:class-names="">Top 10 do site</text:span></text:p>
          <text:p text:style-name="a401" text:class-names="" text:cond-style-name=""><text:span text:style-name="a399" text:class-names="">Restaurante – pontuação - localização</text:span><text:span text:style-name="a4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913in" svg:y="4.7971in" svg:width="5.36232in" svg:height="2.56522in" draw:id="id66" draw:style-name="a406" draw:name="Retângulo 6">
          <svg:title/>
          <svg:desc/>
          <text:p text:style-name="a405" text:class-names="" text:cond-style-name=""><text:span text:style-name="a403" text:class-names="">Pesquisa rápida por tipo de refeição</text:span><text:span text:style-name="a4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913in" svg:y="1.02898in" svg:width="11in" svg:height="0.62319in" draw:id="id67" draw:style-name="a412" draw:name="Retângulo 7">
          <svg:title/>
          <svg:desc/>
          <text:p text:style-name="a411" text:class-names="" text:cond-style-name=""><text:span text:style-name="a407" text:class-names="">DEPOIS : Perfil, Adicionar restaurante,<text:s text:c="1"/></text:span><text:span text:style-name="a408" text:class-names="">managment</text:span><text:span text:style-name="a409" text:class-names="">(fixo)</text:span><text:span text:style-name="a4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413" draw:master-page-name="Master1-Layout2-obj-Título-e-Objeto" presentation:presentation-page-layout-name="Master1-PPL2" draw:id="Slide-257">
        <draw:custom-shape svg:x="1.14493in" svg:y="0.75362in" svg:width="2.53623in" svg:height="2.42029in" draw:id="id68" draw:style-name="a417" draw:name="Retângulo 4">
          <svg:title/>
          <svg:desc/>
          <text:p text:style-name="a416" text:class-names="" text:cond-style-name=""><text:span text:style-name="a414" text:class-names="">foto</text:span><text:span text:style-name="a4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5942in" svg:y="3.34783in" svg:width="2.49275in" svg:height="3.82609in" draw:id="id69" draw:style-name="a421" draw:name="Retângulo 6">
          <svg:title/>
          <svg:desc/>
          <text:p text:style-name="a420" text:class-names="" text:cond-style-name=""><text:span text:style-name="a418" text:class-names="">Informações</text:span><text:span text:style-name="a4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7681in" svg:y="0.75362in" svg:width="2.81159in" svg:height="6.42029in" draw:id="id70" draw:style-name="a431" draw:name="Retângulo 7">
          <svg:title/>
          <svg:desc/>
          <text:p text:style-name="a423" text:class-names="" text:cond-style-name=""><text:span text:style-name="a422" text:class-names="">Amigos</text:span></text:p>
          <text:p text:style-name="a425" text:class-names="" text:cond-style-name=""><text:span text:style-name="a424" text:class-names="">Fotos</text:span></text:p>
          <text:p text:style-name="a427" text:class-names="" text:cond-style-name=""><text:span text:style-name="a426" text:class-names="">Sítios visitados</text:span></text:p>
          <text:p text:style-name="a430" text:class-names="" text:cond-style-name=""><text:span text:style-name="a428" text:class-names="">Restaurantes</text:span><text:span text:style-name="a4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6812in" svg:y="3.34782in" svg:width="0.88406in" svg:height="0.5942in" draw:id="id71" draw:style-name="a436" draw:name="Retângulo 8">
          <svg:title/>
          <svg:desc/>
          <text:p text:style-name="a435" text:class-names="" text:cond-style-name=""><text:span text:style-name="a432" text:class-names="">Botão<text:s text:c="1"/></text:span><text:span text:style-name="a433" text:class-names="">edit</text:span><text:span text:style-name="a4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4058in" svg:y="0.75362in" svg:width="6.33333in" svg:height="6.42029in" draw:id="id72" draw:style-name="a440" draw:name="Retângulo 10">
          <svg:title/>
          <svg:desc/>
          <text:p text:style-name="a439" text:class-names="" text:cond-style-name=""><text:span text:style-name="a437" text:class-names="">reviews</text:span><text:span text:style-name="a4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" draw:style-name="a441" draw:master-page-name="Master1-Layout2-obj-Título-e-Objeto" presentation:presentation-page-layout-name="Master1-PPL2" draw:id="Slide-262">
        <draw:custom-shape svg:x="1.14493in" svg:y="0.75362in" svg:width="2.53623in" svg:height="2.42029in" draw:id="id73" draw:style-name="a445" draw:name="Retângulo 4">
          <svg:title/>
          <svg:desc/>
          <text:p text:style-name="a444" text:class-names="" text:cond-style-name=""><text:span text:style-name="a442" text:class-names="">foto</text:span><text:span text:style-name="a4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6667in" svg:y="3.31884in" svg:width="2.49275in" svg:height="0.33333in" draw:id="id74" draw:style-name="a449" draw:name="Retângulo 6">
          <svg:title/>
          <svg:desc/>
          <text:p text:style-name="a448" text:class-names="" text:cond-style-name=""><text:span text:style-name="a446" text:class-names="">Alterar foto</text:span><text:span text:style-name="a4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7681in" svg:y="0.75362in" svg:width="2.81159in" svg:height="6.42029in" draw:id="id75" draw:style-name="a456" draw:name="Retângulo 7">
          <svg:title/>
          <svg:desc/>
          <text:p text:style-name="a451" text:class-names="" text:cond-style-name=""><text:span text:style-name="a450" text:class-names="">Informações</text:span></text:p>
          <text:p text:style-name="a453" text:class-names="" text:cond-style-name=""><text:span text:style-name="a452" text:class-names="">Fotos</text:span></text:p>
          <text:p text:style-name="a455" text:class-names="" text:cond-style-name=""><text:span text:style-name="a4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4058in" svg:y="0.75362in" svg:width="6.33333in" svg:height="6.42029in" draw:id="id76" draw:style-name="a462" draw:name="Retângulo 10">
          <svg:title/>
          <svg:desc/>
          <text:p text:style-name="a461" text:class-names="" text:cond-style-name=""><text:span text:style-name="a457" text:class-names="">(</text:span><text:span text:style-name="a458" text:class-names="">default</text:span><text:span text:style-name="a459" text:class-names=""><text:s text:c="1"/>informações)</text:span><text:span text:style-name="a4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463" draw:master-page-name="Master1-Layout2-obj-Título-e-Objeto" presentation:presentation-page-layout-name="Master1-PPL2" draw:id="Slide-258">
        <draw:custom-shape svg:x="7.71812in" svg:y="2.60218in" svg:width="0.05in" svg:height="0.05in" draw:id="id77" draw:style-name="a466" draw:name="Retângulo 3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3044in" svg:y="0.52174in" svg:width="11.49275in" svg:height="2.27536in" draw:id="id78" draw:style-name="a476" draw:name="Retângulo 4">
          <svg:title/>
          <svg:desc/>
          <text:p text:style-name="a468" text:class-names="" text:cond-style-name=""><text:span text:style-name="a467" text:class-names="">Foto</text:span></text:p>
          <text:p text:style-name="a470" text:class-names="" text:cond-style-name=""><text:span text:style-name="a469" text:class-names="">Nome</text:span></text:p>
          <text:p text:style-name="a472" text:class-names="" text:cond-style-name=""><text:span text:style-name="a471" text:class-names="">localização</text:span></text:p>
          <text:p text:style-name="a475" text:class-names="" text:cond-style-name=""><text:span text:style-name="a473" text:class-names="">classificação</text:span><text:span text:style-name="a4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3044in" svg:y="2.7971in" svg:width="11.49275in" svg:height="2.43478in" draw:id="id79" draw:style-name="a479" draw:name="Retângulo 6">
          <svg:title/>
          <svg:desc/>
          <text:p text:style-name="a478" text:class-names="" text:cond-style-name=""><text:span text:style-name="a4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3044in" svg:y="3.14493in" svg:width="2.81159in" svg:height="2.08696in" draw:id="id80" draw:style-name="a483" draw:name="Retângulo 8">
          <svg:title/>
          <svg:desc/>
          <text:p text:style-name="a482" text:class-names="" text:cond-style-name=""><text:span text:style-name="a480" text:class-names="">Informações</text:span><text:span text:style-name="a4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4203in" svg:y="3.14493in" svg:width="2.65217in" svg:height="2.08696in" draw:id="id81" draw:style-name="a487" draw:name="Retângulo 10">
          <svg:title/>
          <svg:desc/>
          <text:p text:style-name="a486" text:class-names="" text:cond-style-name=""><text:span text:style-name="a484" text:class-names="">Menu</text:span><text:span text:style-name="a4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942in" svg:y="3.14493in" svg:width="2.81159in" svg:height="2.08696in" draw:id="id82" draw:style-name="a491" draw:name="Retângulo 11">
          <svg:title/>
          <svg:desc/>
          <text:p text:style-name="a490" text:class-names="" text:cond-style-name=""><text:span text:style-name="a488" text:class-names="">Opiniões</text:span><text:span text:style-name="a4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058in" svg:y="3.14493in" svg:width="3.21739in" svg:height="2.08696in" draw:id="id83" draw:style-name="a495" draw:name="Retângulo 13">
          <svg:title/>
          <svg:desc/>
          <text:p text:style-name="a494" text:class-names="" text:cond-style-name=""><text:span text:style-name="a492" text:class-names="">Fotografias</text:span><text:span text:style-name="a4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92754in" svg:y="2.2029in" svg:width="1.69565in" svg:height="0.5942in" draw:id="id84" draw:style-name="a498" draw:name="Retângulo 14">
          <svg:title/>
          <svg:desc/>
          <text:p text:style-name="a497" text:class-names="" text:cond-style-name=""><text:span text:style-name="a496" text:class-names="">Avalia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3043in" svg:y="5.3913in" svg:width="11.49275in" svg:height="1.30435in" draw:id="id85" draw:style-name="a502" draw:name="Retângulo 16">
          <svg:title/>
          <svg:desc/>
          <text:p text:style-name="a501" text:class-names="" text:cond-style-name=""><text:span text:style-name="a499" text:class-names="">Escrever opinião</text:span><text:span text:style-name="a5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503" draw:master-page-name="Master1-Layout2-obj-Título-e-Objeto" presentation:presentation-page-layout-name="Master1-PPL2" draw:id="Slide-260">
        <draw:custom-shape svg:x="7.71812in" svg:y="2.60218in" svg:width="0.05in" svg:height="0.05in" draw:id="id86" draw:style-name="a506" draw:name="Retângulo 3">
          <svg:title/>
          <svg:desc/>
          <text:p text:style-name="a505" text:class-names="" text:cond-style-name=""><text:span text:style-name="a5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3044in" svg:y="0.52174in" svg:width="11.49275in" svg:height="2.27536in" draw:id="id87" draw:style-name="a516" draw:name="Retângulo 4">
          <svg:title/>
          <svg:desc/>
          <text:p text:style-name="a508" text:class-names="" text:cond-style-name=""><text:span text:style-name="a507" text:class-names="">Foto</text:span></text:p>
          <text:p text:style-name="a510" text:class-names="" text:cond-style-name=""><text:span text:style-name="a509" text:class-names="">Nome</text:span></text:p>
          <text:p text:style-name="a512" text:class-names="" text:cond-style-name=""><text:span text:style-name="a511" text:class-names="">localização</text:span></text:p>
          <text:p text:style-name="a515" text:class-names="" text:cond-style-name=""><text:span text:style-name="a513" text:class-names="">classificação</text:span><text:span text:style-name="a5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3044in" svg:y="2.7971in" svg:width="11.49275in" svg:height="2.43478in" draw:id="id88" draw:style-name="a519" draw:name="Retângulo 6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3044in" svg:y="3.14493in" svg:width="2.81159in" svg:height="2.08696in" draw:id="id89" draw:style-name="a523" draw:name="Retângulo 8">
          <svg:title/>
          <svg:desc/>
          <text:p text:style-name="a522" text:class-names="" text:cond-style-name=""><text:span text:style-name="a520" text:class-names="">Informações</text:span><text:span text:style-name="a5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0145in" svg:y="3.14492in" svg:width="2.65217in" svg:height="2.08696in" draw:id="id90" draw:style-name="a527" draw:name="Retângulo 10">
          <svg:title/>
          <svg:desc/>
          <text:p text:style-name="a526" text:class-names="" text:cond-style-name=""><text:span text:style-name="a524" text:class-names="">Menu</text:span><text:span text:style-name="a5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7681in" svg:y="3.14492in" svg:width="2.81159in" svg:height="2.08696in" draw:id="id91" draw:style-name="a531" draw:name="Retângulo 11">
          <svg:title/>
          <svg:desc/>
          <text:p text:style-name="a530" text:class-names="" text:cond-style-name=""><text:span text:style-name="a528" text:class-names="">Opiniões</text:span><text:span text:style-name="a5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81159in" svg:y="3.14492in" svg:width="2.81159in" svg:height="2.08696in" draw:id="id92" draw:style-name="a535" draw:name="Retângulo 12">
          <svg:title/>
          <svg:desc/>
          <text:p text:style-name="a534" text:class-names="" text:cond-style-name=""><text:span text:style-name="a532" text:class-names="">Fotografia</text:span><text:span text:style-name="a5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o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Obje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c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Conteúdo Dupl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ó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e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4" draw:name="Marcador de Posição do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que para editar o estilo de título do Modelo Global</text:span><text:span text:style-name="a2" text:class-names=""/></text:p>
        </draw:text-box>
        <svg:title/>
        <svg:desc/>
      </draw:frame>
      <draw:frame draw:id="id1" presentation:style-name="a21" draw:name="Marcador de Posição do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ar os estilos de texto do Modelo Global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í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Marcador de Posição da Dat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Marcador de Posição do Rodapé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Marcador de Posição do Número do Diapositivo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o-de-Título" style:page-layout-name="pageLayout1" draw:style-name="a34">
      <draw:frame draw:id="id5" presentation:style-name="a38" draw:name="Títu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que para editar o estilo de título do Modelo Global</text:span><text:span text:style-name="a36" text:class-names=""/></text:p>
        </draw:text-box>
        <svg:title/>
        <svg:desc/>
      </draw:frame>
      <draw:frame draw:id="id6" presentation:style-name="a42" draw:name="Subtítu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que para editar o estilo do subtítulo do Modelo Global</text:span><text:span text:style-name="a40" text:class-names=""/></text:p>
        </draw:text-box>
        <svg:title/>
        <svg:desc/>
      </draw:frame>
      <draw:frame draw:id="id7" presentation:style-name="a47" draw:name="Marcador de Posição da Dat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Marcador de Posição do Rodapé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Marcador de Posição do Número do Diapositivo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ítulo-e-Objeto" style:page-layout-name="pageLayout1" draw:style-name="a55">
      <draw:frame draw:id="id10" presentation:style-name="a59" draw:name="Títu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que para editar o estilo de título do Modelo Global</text:span><text:span text:style-name="a57" text:class-names=""/></text:p>
        </draw:text-box>
        <svg:title/>
        <svg:desc/>
      </draw:frame>
      <draw:frame draw:id="id11" presentation:style-name="a76" draw:name="Marcador de Posição de Conteúd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ar os estilos de texto do Modelo Global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í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í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Marcador de Posição da Dat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Marcador de Posição do Rodapé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Marcador de Posição do Número do Diapositivo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Cabeçalho-da-Secção" style:page-layout-name="pageLayout1" draw:style-name="a89">
      <draw:frame draw:id="id15" presentation:style-name="a93" draw:name="Títu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que para editar o estilo de título do Modelo Global</text:span><text:span text:style-name="a91" text:class-names=""/></text:p>
        </draw:text-box>
        <svg:title/>
        <svg:desc/>
      </draw:frame>
      <draw:frame draw:id="id16" presentation:style-name="a97" draw:name="Marcador de Posição do Tex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ar os estilos de texto do Modelo Global</text:span></text:p>
            </text:list-item>
          </text:list>
        </draw:text-box>
        <svg:title/>
        <svg:desc/>
      </draw:frame>
      <draw:frame draw:id="id17" presentation:style-name="a102" draw:name="Marcador de Posição da Dat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Marcador de Posição do Rodapé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Marcador de Posição do Número do Diapositivo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Conteúdo-Duplo" style:page-layout-name="pageLayout1" draw:style-name="a110">
      <draw:frame draw:id="id20" presentation:style-name="a114" draw:name="Títu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que para editar o estilo de título do Modelo Global</text:span><text:span text:style-name="a112" text:class-names=""/></text:p>
        </draw:text-box>
        <svg:title/>
        <svg:desc/>
      </draw:frame>
      <draw:frame draw:id="id21" presentation:style-name="a131" draw:name="Marcador de Posição de Conteúd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ar os estilos de texto do Modelo Global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í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í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Marcador de Posição de Conteúd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ar os estilos de texto do Modelo Global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í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í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Marcador de Posição da Dat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Marcador de Posição do Rodapé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Marcador de Posição do Número do Diapositivo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ção" style:page-layout-name="pageLayout1" draw:style-name="a161">
      <draw:frame draw:id="id26" presentation:style-name="a165" draw:name="Títu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que para editar o estilo de título do Modelo Global</text:span><text:span text:style-name="a163" text:class-names=""/></text:p>
        </draw:text-box>
        <svg:title/>
        <svg:desc/>
      </draw:frame>
      <draw:frame draw:id="id27" presentation:style-name="a169" draw:name="Marcador de Posição do Tex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ar os estilos de texto do Modelo Global</text:span></text:p>
            </text:list-item>
          </text:list>
        </draw:text-box>
        <svg:title/>
        <svg:desc/>
      </draw:frame>
      <draw:frame draw:id="id28" presentation:style-name="a186" draw:name="Marcador de Posição de Conteúd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ar os estilos de texto do Modelo Global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í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í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Marcador de Posição do Tex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ar os estilos de texto do Modelo Global</text:span></text:p>
            </text:list-item>
          </text:list>
        </draw:text-box>
        <svg:title/>
        <svg:desc/>
      </draw:frame>
      <draw:frame draw:id="id30" presentation:style-name="a207" draw:name="Marcador de Posição de Conteúd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ar os estilos de texto do Modelo Global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í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í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Marcador de Posição da Dat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Marcador de Posição do Rodapé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Marcador de Posição do Número do Diapositivo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ó-Título" style:page-layout-name="pageLayout1" draw:style-name="a220">
      <draw:frame draw:id="id34" presentation:style-name="a224" draw:name="Títu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que para editar o estilo de título do Modelo Global</text:span><text:span text:style-name="a222" text:class-names=""/></text:p>
        </draw:text-box>
        <svg:title/>
        <svg:desc/>
      </draw:frame>
      <draw:frame draw:id="id35" presentation:style-name="a229" draw:name="Marcador de Posição da Dat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Marcador de Posição do Rodapé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Marcador de Posição do Número do Diapositivo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Em-branco" style:page-layout-name="pageLayout1" draw:style-name="a237">
      <draw:frame draw:id="id38" presentation:style-name="a242" draw:name="Marcador de Posição da Dat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Marcador de Posição do Rodapé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Marcador de Posição do Número do Diapositivo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údo-com-Legenda" style:page-layout-name="pageLayout1" draw:style-name="a250">
      <draw:frame draw:id="id41" presentation:style-name="a254" draw:name="Títu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que para editar o estilo de título do Modelo Global</text:span><text:span text:style-name="a252" text:class-names=""/></text:p>
        </draw:text-box>
        <svg:title/>
        <svg:desc/>
      </draw:frame>
      <draw:frame draw:id="id42" presentation:style-name="a271" draw:name="Marcador de Posição de Conteúd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ar os estilos de texto do Modelo Global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í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í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Marcador de Posição do Tex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ar os estilos de texto do Modelo Global</text:span></text:p>
            </text:list-item>
          </text:list>
        </draw:text-box>
        <svg:title/>
        <svg:desc/>
      </draw:frame>
      <draw:frame draw:id="id44" presentation:style-name="a280" draw:name="Marcador de Posição da Dat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Marcador de Posição do Rodapé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Marcador de Posição do Número do Diapositivo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m-com-Legenda" style:page-layout-name="pageLayout1" draw:style-name="a288">
      <draw:frame draw:id="id47" presentation:style-name="a292" draw:name="Títu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que para editar o estilo de título do Modelo Global</text:span><text:span text:style-name="a290" text:class-names=""/></text:p>
        </draw:text-box>
        <svg:title/>
        <svg:desc/>
      </draw:frame>
      <draw:frame draw:id="id48" presentation:style-name="a295" draw:name="Marcador de Posição da Imagem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Marcador de Posição do Tex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ar os estilos de texto do Modelo Global</text:span></text:p>
            </text:list-item>
          </text:list>
        </draw:text-box>
        <svg:title/>
        <svg:desc/>
      </draw:frame>
      <draw:frame draw:id="id50" presentation:style-name="a304" draw:name="Marcador de Posição da Dat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Marcador de Posição do Rodapé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Marcador de Posição do Número do Diapositivo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ítulo-e-Texto-Vertical" style:page-layout-name="pageLayout1" draw:style-name="a312">
      <draw:frame draw:id="id53" presentation:style-name="a316" draw:name="Títu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que para editar o estilo de título do Modelo Global</text:span><text:span text:style-name="a314" text:class-names=""/></text:p>
        </draw:text-box>
        <svg:title/>
        <svg:desc/>
      </draw:frame>
      <draw:frame draw:id="id54" presentation:style-name="a333" draw:name="Marcador de Posição de Texto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ar os estilos de texto do Modelo Global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í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í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Marcador de Posição da Dat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Marcador de Posição do Rodapé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Marcador de Posição do Número do Diapositivo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ítulo-Vertical-e-Texto" style:page-layout-name="pageLayout1" draw:style-name="a346">
      <draw:frame draw:id="id58" presentation:style-name="a350" draw:name="Título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que para editar o estilo de título do Modelo Global</text:span><text:span text:style-name="a348" text:class-names=""/></text:p>
        </draw:text-box>
        <svg:title/>
        <svg:desc/>
      </draw:frame>
      <draw:frame draw:id="id59" presentation:style-name="a367" draw:name="Marcador de Posição de Texto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ar os estilos de texto do Modelo Global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í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í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Marcador de Posição da Dat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Marcador de Posição do Rodapé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Marcador de Posição do Número do Diapositivo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resentação do PowerPoint</dc:title>
    <meta:initial-creator>Inês Gomes</meta:initial-creator>
    <dc:creator>Inês Gomes</dc:creator>
    <meta:creation-date>2016-11-24T10:15:17Z</meta:creation-date>
    <dc:date>2016-11-24T11:35:21Z</dc:date>
    <meta:editing-cycles>4</meta:editing-cycles>
    <meta:editing-duration>PT4803S</meta:editing-duration>
    <meta:document-statistic meta:paragraph-count="39" meta:word-count="79"/>
  </office:meta>
</office:document-meta>
</file>